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さざなみ明朝" svg:font-family="さざなみ明朝" style:font-family-generic="roman" style:font-pitch="variable"/>
    <style:font-face style:name="Comic Sans MS" svg:font-family="'Comic Sans MS'" style:font-family-generic="script" style:font-pitch="variable"/>
    <style:font-face style:name="Comic Sans MS1" svg:font-family="'Comic Sans MS'" style:font-adornments="標準" style:font-family-generic="script" style:font-pitch="variable"/>
    <style:font-face style:name="さざなみ明朝1" svg:font-family="さざなみ明朝" style:font-family-generic="script" style:font-pitch="variable"/>
    <style:font-face style:name="FreeSans" svg:font-family="FreeSans" style:font-family-generic="system" style:font-pitch="variable"/>
    <style:font-face style:name="VL ゴシック" svg:font-family="'VL ゴシック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left" draw:textarea-vertical-align="top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5cm" draw:fill="none" draw:textarea-vertical-align="middle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1.429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Comic Sans MS1" fo:font-size="30pt" fo:font-weight="normal" style:font-size-asian="30pt" style:font-size-complex="18pt"/>
    </style:style>
    <style:style style:name="P3" style:family="paragraph">
      <style:paragraph-properties fo:text-align="center"/>
      <style:text-properties style:font-name="Comic Sans MS1" fo:font-size="30pt" style:font-size-asian="30pt"/>
    </style:style>
    <style:style style:name="P4" style:family="paragraph">
      <style:text-properties style:font-name="Comic Sans MS1" fo:font-size="25pt" style:font-size-asian="25pt" style:font-size-complex="25pt"/>
    </style:style>
    <style:style style:name="T1" style:family="text">
      <style:text-properties style:font-name="Comic Sans MS1" fo:font-size="30pt" fo:font-weight="normal" style:font-size-asian="30pt" style:font-size-complex="18pt"/>
    </style:style>
    <style:style style:name="T2" style:family="text">
      <style:text-properties style:font-name="Comic Sans MS1" fo:font-size="30pt" style:font-size-asian="30pt"/>
    </style:style>
    <style:style style:name="T3" style:family="text">
      <style:text-properties style:font-name="Comic Sans MS1" fo:font-size="25pt" style:font-size-asian="25pt" style:font-size-complex="2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2" draw:layer="layout" svg:width="26.4cm" svg:height="3.8cm" svg:x="1.2cm" svg:y="15.6cm">
          <text:p text:style-name="P1"><text:span text:style-name="T1">ChibiOS/R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6.4cm" svg:height="5cm" svg:x="1.2cm" svg:y="10.2cm">
          <text:p text:style-name="P1"><text:span text:style-name="T1">Ajhc</text:span><text:span text:style-name="T1">ランタイム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6.4cm" svg:height="8.6cm" svg:x="1.2cm" svg:y="1.2cm">
          <text:p text:style-name="P1"><text:span text:style-name="T1">Haskell</text:span><text:span text:style-name="T1">ソース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1" draw:id="id1" draw:layer="layout" svg:width="6.974cm" svg:height="2.1cm" svg:x="1.8cm" svg:y="2.9cm">
          <text:p text:style-name="P1"><text:span text:style-name="T2">スレッド</text:span><text:span text:style-name="T2">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6" draw:id="id6" draw:layer="layout" svg:width="6.756cm" svg:height="2.13cm" svg:x="15.5cm" svg:y="2.87cm">
          <text:p text:style-name="P1"><text:span text:style-name="T2">スレッド</text:span><text:span text:style-name="T2">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curve" svg:x1="5.287cm" svg:y1="5cm" svg:x2="5.287cm" svg:y2="7cm" draw:start-shape="id1" draw:start-glue-point="2" draw:end-shape="id2" svg:d="m5287 5000v2000" svg:viewBox="0 0 1 2001">
          <text:p/>
        </draw:connector>
        <draw:custom-shape draw:style-name="gr2" draw:text-style-name="P3" xml:id="id4" draw:id="id4" draw:layer="layout" svg:width="8.7cm" svg:height="2.1cm" svg:x="14.5cm" svg:y="16.4cm">
          <text:p text:style-name="P1"><text:span text:style-name="T2">chThdCre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2" draw:id="id2" draw:layer="layout" svg:width="6.974cm" svg:height="2.1cm" svg:x="1.8cm" svg:y="7cm">
          <text:p text:style-name="P1"><text:span text:style-name="T2">forkO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3" draw:id="id3" draw:layer="layout" svg:width="12.774cm" svg:height="2.1cm" svg:x="3.8cm" svg:y="12.4cm">
          <text:p text:style-name="P1"><text:span text:style-name="T2">forkOS_createThrea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curve" svg:x1="8.774cm" svg:y1="8.05cm" svg:x2="10.187cm" svg:y2="12.4cm" draw:start-shape="id2" draw:start-glue-point="1" draw:end-shape="id3" svg:d="m8774 8050c942 0 1413 1450 1413 4350" svg:viewBox="0 0 1414 4351">
          <text:p/>
        </draw:connector>
        <draw:connector draw:style-name="gr3" draw:text-style-name="P1" draw:layer="layout" draw:type="curve" svg:x1="10.187cm" svg:y1="14.5cm" svg:x2="14.5cm" svg:y2="17.45cm" draw:start-shape="id3" draw:start-glue-point="2" draw:end-shape="id4" draw:end-glue-point="3" svg:d="m10187 14500c0 1967 1437 2950 4313 2950" svg:viewBox="0 0 4314 2951">
          <text:p/>
        </draw:connector>
        <draw:custom-shape draw:style-name="gr2" draw:text-style-name="P3" xml:id="id5" draw:id="id5" draw:layer="layout" svg:width="16.674cm" svg:height="2.1cm" svg:x="10.526cm" svg:y="7cm">
          <text:p text:style-name="P1"><text:span text:style-name="T2">forkOScreateThreadWrapp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curve" svg:x1="18.85cm" svg:y1="16.4cm" svg:x2="18.863cm" svg:y2="9.1cm" draw:start-shape="id4" draw:end-shape="id5" svg:d="m18850 16400c0-5473 13-1824 13-7300" svg:viewBox="0 0 14 7301">
          <text:p/>
        </draw:connector>
        <draw:connector draw:style-name="gr3" draw:text-style-name="P1" draw:layer="layout" draw:type="curve" svg:x1="18.863cm" svg:y1="7cm" svg:x2="18.878cm" svg:y2="5cm" draw:start-shape="id5" draw:start-glue-point="0" draw:end-shape="id6" svg:d="m18863 7000c0-1498 15-499 15-2000" svg:viewBox="0 0 16 2001">
          <text:p/>
        </draw:connector>
        <draw:line draw:style-name="gr4" draw:text-style-name="P1" draw:layer="layout" svg:x1="1.7cm" svg:y1="6cm" svg:x2="24.9cm" svg:y2="6cm">
          <text:p/>
        </draw:line>
        <draw:frame draw:style-name="gr5" draw:text-style-name="P4" draw:layer="layout" svg:width="2.1cm" svg:height="1.679cm" svg:x="25.1cm" svg:y="5.221cm">
          <draw:text-box>
            <text:p><text:span text:style-name="T3">API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さざなみ明朝" svg:font-family="さざなみ明朝" style:font-family-generic="roman" style:font-pitch="variable"/>
    <style:font-face style:name="Comic Sans MS" svg:font-family="'Comic Sans MS'" style:font-family-generic="script" style:font-pitch="variable"/>
    <style:font-face style:name="Comic Sans MS1" svg:font-family="'Comic Sans MS'" style:font-adornments="標準" style:font-family-generic="script" style:font-pitch="variable"/>
    <style:font-face style:name="さざなみ明朝1" svg:font-family="さざなみ明朝" style:font-family-generic="script" style:font-pitch="variable"/>
    <style:font-face style:name="FreeSans" svg:font-family="FreeSans" style:font-family-generic="system" style:font-pitch="variable"/>
    <style:font-face style:name="VL ゴシック" svg:font-family="'VL ゴシック'" style:font-family-generic="system" style:font-pitch="variable"/>
  </office:font-face-decls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さざなみ明朝" fo:font-size="24pt" fo:language="en" fo:country="US" style:font-name-asian="VL ゴシック" style:font-size-asian="24pt" style:language-asian="ja" style:country-asian="JP" style:font-name-complex="VL ゴシック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.1cm" svg:stroke-color="#000000" draw:marker-start-width="0.35cm" draw:marker-start-center="false" draw:marker-end-width="0.35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1cm" fo:page-height="2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Okabe Kiwamu</meta:initial-creator>
    <meta:creation-date>2013-08-22T17:44:46.984977356</meta:creation-date>
    <dc:date>2013-11-19T13:56:27.943090547</dc:date>
    <dc:creator>Okabe Kiwamu</dc:creator>
    <meta:editing-duration>PT58M12S</meta:editing-duration>
    <meta:editing-cycles>83</meta:editing-cycles>
    <meta:generator>LibreOffice/4.1.3.2$Linux_X86_64 LibreOffice_project/410m0$Build-2</meta:generator>
    <meta:document-statistic meta:object-count="16"/>
  </office:meta>
</office:document-meta>
</file>